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0639in" table:align="left"/>
    </style:style>
    <style:style style:name="Table1.A" style:family="table-column">
      <style:table-column-properties style:column-width="0.26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0639in" table:align="left"/>
    </style:style>
    <style:style style:name="Table2.A" style:family="table-column">
      <style:table-column-properties style:column-width="0.26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0639in" table:align="left"/>
    </style:style>
    <style:style style:name="Table3.A" style:family="table-column">
      <style:table-column-properties style:column-width="0.26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0639in" table:align="left"/>
    </style:style>
    <style:style style:name="Table4.A" style:family="table-column">
      <style:table-column-properties style:column-width="0.26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0639in" table:align="left"/>
    </style:style>
    <style:style style:name="Table5.A" style:family="table-column">
      <style:table-column-properties style:column-width="0.26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.0639in" table:align="left"/>
    </style:style>
    <style:style style:name="Table6.A" style:family="table-column">
      <style:table-column-properties style:column-width="0.26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0639in" table:align="left"/>
    </style:style>
    <style:style style:name="Table7.A" style:family="table-column">
      <style:table-column-properties style:column-width="0.26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0639in" table:align="left"/>
    </style:style>
    <style:style style:name="Table8.A" style:family="table-column">
      <style:table-column-properties style:column-width="0.26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.0639in" table:align="left"/>
    </style:style>
    <style:style style:name="Table9.A" style:family="table-column">
      <style:table-column-properties style:column-width="0.266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.0639in" table:align="left"/>
    </style:style>
    <style:style style:name="Table10.A" style:family="table-column">
      <style:table-column-properties style:column-width="0.266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4aac" officeooo:paragraph-rsid="000a4aac"/>
    </style:style>
    <style:style style:name="P2" style:family="paragraph" style:parent-style-name="Standard">
      <style:text-properties officeooo:paragraph-rsid="000a4aac"/>
    </style:style>
    <style:style style:name="P3" style:family="paragraph" style:parent-style-name="Standard">
      <style:text-properties officeooo:paragraph-rsid="000c8943"/>
    </style:style>
    <style:style style:name="P4" style:family="paragraph" style:parent-style-name="Standard" style:master-page-name="">
      <loext:graphic-properties draw:fill="none"/>
      <style:paragraph-properties fo:margin-left="0in" fo:margin-right="0in" fo:text-indent="-0.3118in" style:auto-text-indent="false" style:page-number="auto" fo:background-color="transparent"/>
      <style:text-properties officeooo:rsid="000c8943" officeooo:paragraph-rsid="000c8943"/>
    </style:style>
    <style:style style:name="P5" style:family="paragraph" style:parent-style-name="Standard" style:master-page-name="">
      <loext:graphic-properties draw:fill="none"/>
      <style:paragraph-properties fo:margin-left="-0.3118in" fo:margin-right="0in" fo:text-indent="0in" style:auto-text-indent="false" style:page-number="auto" fo:background-color="transparent"/>
      <style:text-properties officeooo:rsid="000a4aac" officeooo:paragraph-rsid="000a4aac"/>
    </style:style>
    <style:style style:name="P6" style:family="paragraph" style:parent-style-name="Standard" style:master-page-name="">
      <loext:graphic-properties draw:fill="none"/>
      <style:paragraph-properties fo:margin-left="-0.3118in" fo:margin-right="0in" fo:text-indent="0in" style:auto-text-indent="false" style:page-number="auto" fo:background-color="transparent"/>
      <style:text-properties officeooo:rsid="000c8943" officeooo:paragraph-rsid="000c8943"/>
    </style:style>
    <style:style style:name="P7" style:family="paragraph" style:parent-style-name="Standard" style:master-page-name="">
      <loext:graphic-properties draw:fill="none"/>
      <style:paragraph-properties fo:margin-left="-0.3118in" fo:margin-right="0in" fo:text-indent="0in" style:auto-text-indent="false" style:page-number="auto" fo:background-color="transparent"/>
      <style:text-properties officeooo:rsid="000a4aac" officeooo:paragraph-rsid="000a4aac"/>
    </style:style>
    <style:style style:name="P8" style:family="paragraph" style:parent-style-name="Standard" style:master-page-name="">
      <loext:graphic-properties draw:fill="none"/>
      <style:paragraph-properties fo:margin-left="-0.3118in" fo:margin-right="0in" fo:text-indent="0in" style:auto-text-indent="false" style:page-number="auto" fo:background-color="transparent"/>
      <style:text-properties officeooo:rsid="000c8943" officeooo:paragraph-rsid="000c8943"/>
    </style:style>
    <style:style style:name="P9" style:family="paragraph" style:parent-style-name="Standard" style:master-page-name="">
      <loext:graphic-properties draw:fill="none"/>
      <style:paragraph-properties fo:margin-left="-0.3118in" fo:margin-right="0in" fo:text-indent="0in" style:auto-text-indent="false" style:page-number="auto" fo:background-color="transparent"/>
      <style:text-properties officeooo:paragraph-rsid="000c8943"/>
    </style:style>
    <style:style style:name="P10" style:family="paragraph" style:parent-style-name="Standard" style:master-page-name="">
      <loext:graphic-properties draw:fill="none"/>
      <style:paragraph-properties fo:margin-left="-0.3118in" fo:margin-right="0in" fo:text-indent="0in" style:auto-text-indent="false" style:page-number="auto" fo:background-color="transparent"/>
      <style:text-properties officeooo:rsid="000c8943" officeooo:paragraph-rsid="000c8943"/>
    </style:style>
    <style:style style:name="P11" style:family="paragraph" style:parent-style-name="Standard" style:master-page-name="">
      <loext:graphic-properties draw:fill="none"/>
      <style:paragraph-properties fo:margin-left="-0.3118in" fo:margin-right="0in" fo:text-indent="0in" style:auto-text-indent="false" style:page-number="auto" fo:background-color="transparent"/>
      <style:text-properties officeooo:rsid="000c8943" officeooo:paragraph-rsid="000c8943"/>
    </style:style>
    <style:style style:name="P12" style:family="paragraph" style:parent-style-name="Table_20_Contents">
      <style:paragraph-properties fo:text-align="center" style:justify-single-word="false"/>
      <style:text-properties officeooo:rsid="000a4aac" officeooo:paragraph-rsid="000a4aac"/>
    </style:style>
    <style:style style:name="P13" style:family="paragraph" style:parent-style-name="Table_20_Contents">
      <style:paragraph-properties fo:text-align="center" style:justify-single-word="false"/>
      <style:text-properties officeooo:rsid="000a4aac" officeooo:paragraph-rsid="000c8943"/>
    </style:style>
    <style:style style:name="P14" style:family="paragraph" style:parent-style-name="Table_20_Contents">
      <style:paragraph-properties fo:text-align="center" style:justify-single-word="false"/>
      <style:text-properties officeooo:paragraph-rsid="000a4aac"/>
    </style:style>
    <style:style style:name="P15" style:family="paragraph" style:parent-style-name="Table_20_Contents">
      <style:paragraph-properties fo:text-align="center" style:justify-single-word="false"/>
      <style:text-properties officeooo:paragraph-rsid="000c8943"/>
    </style:style>
    <style:style style:name="P16" style:family="paragraph" style:parent-style-name="Table_20_Contents">
      <style:paragraph-properties fo:text-align="center" style:justify-single-word="false"/>
      <style:text-properties officeooo:rsid="000c8943" officeooo:paragraph-rsid="000c8943"/>
    </style:style>
    <style:style style:name="P17" style:family="paragraph" style:parent-style-name="Table_20_Contents">
      <style:paragraph-properties fo:text-align="center" style:justify-single-word="false"/>
      <style:text-properties officeooo:rsid="000d60b1" officeooo:paragraph-rsid="000d60b1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officeooo:rsid="000c8943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429in" style:run-through="foreground"/>
    </style:style>
    <style:style style:name="gr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4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1736in" fo:min-width="0.197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3835in" fo:min-width="0.4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3835in" fo:min-width="0.931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1484in" fo:min-width="0.45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8929in" fo:min-width="0.895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4071in" fo:min-width="0.1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9555in" fo:min-width="0.425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:</text:p>
      <text:p text:style-name="P1"><draw:g text:anchor-type="paragraph" draw:z-index="0" draw:style-name="gr1"><draw:frame draw:name="Shape1" draw:style-name="gr2" draw:text-style-name="P18" svg:width="0.226in" svg:height="0.2433in" svg:x="-0.2902in" svg:y="0.2067in"><draw:text-box><text:p>Q3</text:p></draw:text-box></draw:frame><draw:frame draw:name="Shape1" draw:style-name="gr2" draw:text-style-name="P18" svg:width="0.226in" svg:height="0.2433in" svg:x="0.1965in" svg:y="-0.0362in"><draw:text-box><text:p>Q2</text:p></draw:text-box></draw:frame><draw:frame draw:name="Shape1" draw:style-name="gr2" draw:text-style-name="P18" svg:width="0.226in" svg:height="0.2433in" svg:x="0.4154in" svg:y="0.763in"><draw:text-box><text:p>Q1</text:p></draw:text-box></draw:frame><draw:line draw:name="Shape2" draw:style-name="gr3" draw:text-style-name="P19" svg:x1="-0.0646in" svg:y1="0.1831in" svg:x2="-0.0646in" svg:y2="0.4496in"><text:p/></draw:line><draw:line draw:name="Shape2" draw:style-name="gr3" draw:text-style-name="P19" svg:x1="0.2724in" svg:y1="0.7673in" svg:x2="0.7945in" svg:y2="0.7673in"><text:p/></draw:line><draw:line draw:name="Shape2" draw:style-name="gr3" draw:text-style-name="P19" svg:x1="0.0008in" svg:y1="0.1535in" svg:x2="0.5228in" svg:y2="0.1535in"><text:p/></draw:line></draw:g><draw:custom-shape text:anchor-type="paragraph" draw:z-index="10" draw:name="Shape1" draw:style-name="gr4" draw:text-style-name="P20" svg:width="0.2378in" svg:height="0.2142in" svg:x="0.289in" svg:y="0.49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D1" office:value-type="string">
            <text:p text:style-name="P12">-</text:p>
          </table:table-cell>
        </table:table-row>
        <table:table-row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D2" office:value-type="string">
            <text:p text:style-name="P12">0</text:p>
          </table:table-cell>
        </table:table-row>
      </table:table>
      <text:p text:style-name="P1"/>
      <text:p text:style-name="P5"><draw:g text:anchor-type="paragraph" draw:z-index="1" draw:style-name="gr1"><draw:frame draw:name="Shape1" draw:style-name="gr2" draw:text-style-name="P18" svg:width="0.226in" svg:height="0.2433in" svg:x="-0.2728in" svg:y="0.4012in"><draw:text-box><text:p>Q3</text:p></draw:text-box></draw:frame><draw:frame draw:name="Shape1" draw:style-name="gr2" draw:text-style-name="P18" svg:width="0.226in" svg:height="0.2433in" svg:x="0.2138in" svg:y="0.1583in"><draw:text-box><text:p>Q2</text:p></draw:text-box></draw:frame><draw:frame draw:name="Shape1" draw:style-name="gr2" draw:text-style-name="P18" svg:width="0.226in" svg:height="0.2433in" svg:x="0.4327in" svg:y="0.9575in"><draw:text-box><text:p>Q1</text:p></draw:text-box></draw:frame><draw:line draw:name="Shape2" draw:style-name="gr3" draw:text-style-name="P19" svg:x1="-0.0472in" svg:y1="0.3776in" svg:x2="-0.0472in" svg:y2="0.6441in"><text:p/></draw:line><draw:line draw:name="Shape2" draw:style-name="gr3" draw:text-style-name="P19" svg:x1="0.2898in" svg:y1="0.9618in" svg:x2="0.8118in" svg:y2="0.9618in"><text:p/></draw:line><draw:line draw:name="Shape2" draw:style-name="gr3" draw:text-style-name="P19" svg:x1="0.0181in" svg:y1="0.348in" svg:x2="0.5402in" svg:y2="0.348in"><text:p/></draw:line></draw:g>W1:</text:p>
      <text:p text:style-name="P1"><draw:custom-shape text:anchor-type="paragraph" draw:z-index="9" draw:name="Shape1" draw:style-name="gr4" draw:text-style-name="P20" svg:width="0.2378in" svg:height="0.2142in" svg:x="0.5492in" svg:y="0.495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0</text:p>
          </table:table-cell>
          <table:table-cell table:style-name="Table2.D1" office:value-type="string">
            <text:p text:style-name="P14">-</text:p>
          </table:table-cell>
        </table:table-row>
        <table:table-row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2">1</text:p>
          </table:table-cell>
          <table:table-cell table:style-name="Table2.D2" office:value-type="string">
            <text:p text:style-name="P12">0</text:p>
          </table:table-cell>
        </table:table-row>
      </table:table>
      <text:p text:style-name="P2"/>
      <text:p text:style-name="P5"><draw:g text:anchor-type="paragraph" draw:z-index="2" draw:style-name="gr1"><draw:frame draw:name="Shape1" draw:style-name="gr2" draw:text-style-name="P18" svg:width="0.226in" svg:height="0.2433in" svg:x="-0.2839in" svg:y="0.3902in"><draw:text-box><text:p>Q3</text:p></draw:text-box></draw:frame><draw:frame draw:name="Shape1" draw:style-name="gr2" draw:text-style-name="P18" svg:width="0.226in" svg:height="0.2433in" svg:x="0.2028in" svg:y="0.1472in"><draw:text-box><text:p>Q2</text:p></draw:text-box></draw:frame><draw:frame draw:name="Shape1" draw:style-name="gr2" draw:text-style-name="P18" svg:width="0.226in" svg:height="0.2433in" svg:x="0.4217in" svg:y="0.9465in"><draw:text-box><text:p>Q1</text:p></draw:text-box></draw:frame><draw:line draw:name="Shape2" draw:style-name="gr3" draw:text-style-name="P19" svg:x1="-0.0583in" svg:y1="0.3665in" svg:x2="-0.0583in" svg:y2="0.6331in"><text:p/></draw:line><draw:line draw:name="Shape2" draw:style-name="gr3" draw:text-style-name="P19" svg:x1="0.2787in" svg:y1="0.9508in" svg:x2="0.8008in" svg:y2="0.9508in"><text:p/></draw:line><draw:line draw:name="Shape2" draw:style-name="gr3" draw:text-style-name="P19" svg:x1="0.0071in" svg:y1="0.337in" svg:x2="0.5291in" svg:y2="0.337in"><text:p/></draw:line></draw:g>W2:</text:p>
      <text:p text:style-name="P1"><draw:custom-shape text:anchor-type="paragraph" draw:z-index="6" draw:name="Shape1" draw:style-name="gr4" draw:text-style-name="P20" svg:width="0.2378in" svg:height="0.2142in" svg:x="0.5409in" svg:y="0.48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4" draw:text-style-name="P20" svg:width="0.2378in" svg:height="0.2142in" svg:x="0.0165in" svg:y="0.2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" draw:style-name="gr4" draw:text-style-name="P20" svg:width="0.2378in" svg:height="0.2142in" svg:x="0.8134in" svg:y="0.22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2">0</text:p>
          </table:table-cell>
          <table:table-cell table:style-name="Table3.A1" office:value-type="string">
            <text:p text:style-name="P12">0</text:p>
          </table:table-cell>
          <table:table-cell table:style-name="Table3.D1" office:value-type="string">
            <text:p text:style-name="P14">-</text:p>
          </table:table-cell>
        </table:table-row>
        <table:table-row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2">0</text:p>
          </table:table-cell>
        </table:table-row>
      </table:table>
      <text:p text:style-name="P2"/>
      <text:p text:style-name="P5"><draw:g text:anchor-type="paragraph" draw:z-index="3" draw:style-name="gr1"><draw:frame draw:name="Shape1" draw:style-name="gr2" draw:text-style-name="P18" svg:width="0.226in" svg:height="0.2433in" svg:x="-0.2898in" svg:y="0.4075in"><draw:text-box><text:p>Q3</text:p></draw:text-box></draw:frame><draw:frame draw:name="Shape1" draw:style-name="gr2" draw:text-style-name="P18" svg:width="0.226in" svg:height="0.2433in" svg:x="0.1969in" svg:y="0.1646in"><draw:text-box><text:p>Q2</text:p></draw:text-box></draw:frame><draw:frame draw:name="Shape1" draw:style-name="gr2" draw:text-style-name="P18" svg:width="0.226in" svg:height="0.2433in" svg:x="0.4157in" svg:y="0.9638in"><draw:text-box><text:p>Q1</text:p></draw:text-box></draw:frame><draw:line draw:name="Shape2" draw:style-name="gr3" draw:text-style-name="P19" svg:x1="-0.0642in" svg:y1="0.3839in" svg:x2="-0.0642in" svg:y2="0.6504in"><text:p/></draw:line><draw:line draw:name="Shape2" draw:style-name="gr3" draw:text-style-name="P19" svg:x1="0.2728in" svg:y1="0.9681in" svg:x2="0.7949in" svg:y2="0.9681in"><text:p/></draw:line><draw:line draw:name="Shape2" draw:style-name="gr3" draw:text-style-name="P19" svg:x1="0.0012in" svg:y1="0.3543in" svg:x2="0.5232in" svg:y2="0.3543in"><text:p/></draw:line></draw:g>D:</text:p>
      <text:p text:style-name="P1"><draw:custom-shape text:anchor-type="paragraph" draw:z-index="4" draw:name="Shape1" draw:style-name="gr4" draw:text-style-name="P20" svg:width="0.2378in" svg:height="0.2142in" svg:x="0.011in" svg:y="0.20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4" draw:text-style-name="P20" svg:width="0.2378in" svg:height="0.2142in" svg:x="0.8189in" svg:y="0.225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12">1</text:p>
          </table:table-cell>
          <table:table-cell table:style-name="Table4.A1" office:value-type="string">
            <text:p text:style-name="P12">0</text:p>
          </table:table-cell>
          <table:table-cell table:style-name="Table4.A1" office:value-type="string">
            <text:p text:style-name="P12">0</text:p>
          </table:table-cell>
          <table:table-cell table:style-name="Table4.D1" office:value-type="string">
            <text:p text:style-name="P14">-</text:p>
          </table:table-cell>
        </table:table-row>
        <table:table-row>
          <table:table-cell table:style-name="Table4.A2" office:value-type="string">
            <text:p text:style-name="P12">0</text:p>
          </table:table-cell>
          <table:table-cell table:style-name="Table4.A2" office:value-type="string">
            <text:p text:style-name="P12">0</text:p>
          </table:table-cell>
          <table:table-cell table:style-name="Table4.A2" office:value-type="string">
            <text:p text:style-name="P12">0</text:p>
          </table:table-cell>
          <table:table-cell table:style-name="Table4.D2" office:value-type="string">
            <text:p text:style-name="P12">0</text:p>
          </table:table-cell>
        </table:table-row>
      </table:table>
      <text:p text:style-name="P2"/>
      <text:p text:style-name="P2"/>
      <text:p text:style-name="P4">J3:</text:p>
      <text:p text:style-name="P3"/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13"><draw:g text:anchor-type="paragraph" draw:z-index="11" draw:style-name="gr1"><draw:frame draw:name="Shape1" draw:style-name="gr2" draw:text-style-name="P18" svg:width="0.226in" svg:height="0.2433in" svg:x="-0.3102in" svg:y="0.1331in"><draw:text-box><text:p>Q3</text:p></draw:text-box></draw:frame><draw:frame draw:name="Shape1" draw:style-name="gr2" draw:text-style-name="P18" svg:width="0.226in" svg:height="0.2433in" svg:x="0.1764in" svg:y="-0.2717in"><draw:text-box><text:p>Q2</text:p></draw:text-box></draw:frame><draw:frame draw:name="Shape1" draw:style-name="gr2" draw:text-style-name="P18" svg:width="0.226in" svg:height="0.2433in" svg:x="1.1469in" svg:y="0.3831in"><draw:text-box><text:p>Q1</text:p></draw:text-box></draw:frame><draw:line draw:name="Shape2" draw:style-name="gr3" draw:text-style-name="P19" svg:x1="-0.0846in" svg:y1="-0.0524in" svg:x2="-0.0846in" svg:y2="0.4949in"><text:p/></draw:line><draw:line draw:name="Shape2" draw:style-name="gr3" draw:text-style-name="P19" svg:x1="0.2232in" svg:y1="1.0937in" svg:x2="0.7453in" svg:y2="1.0937in"><text:p/></draw:line><draw:line draw:name="Shape2" draw:style-name="gr3" draw:text-style-name="P19" svg:x1="-0.0193in" svg:y1="-0.0819in" svg:x2="0.5028in" svg:y2="-0.0819in"><text:p/></draw:line><draw:line draw:name="Shape2" draw:style-name="gr3" draw:text-style-name="P19" svg:x1="1.085in" svg:y1="0.2319in" svg:x2="1.085in" svg:y2="0.7791in"><text:p/></draw:line><draw:frame draw:name="Shape1" draw:style-name="gr2" draw:text-style-name="P18" svg:width="0.226in" svg:height="0.2433in" svg:x="0.4551in" svg:y="1.0937in"><draw:text-box><text:p>Z</text:p></draw:text-box></draw:frame></draw:g><draw:custom-shape text:anchor-type="paragraph" draw:z-index="17" draw:name="Shape1" draw:style-name="gr5" draw:text-style-name="P20" svg:width="0.4906in" svg:height="0.4461in" svg:x="-0.0173in" svg:y="0.264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-</text:p>
          </table:table-cell>
          <table:table-cell table:style-name="Table5.A1" office:value-type="string">
            <text:p text:style-name="P13">-</text:p>
          </table:table-cell>
          <table:table-cell table:style-name="Table5.A1" office:value-type="string">
            <text:p text:style-name="P13">-</text:p>
          </table:table-cell>
          <table:table-cell table:style-name="Table5.D1" office:value-type="string">
            <text:p text:style-name="P15">-</text:p>
          </table:table-cell>
        </table:table-row>
        <table:table-row>
          <table:table-cell table:style-name="Table5.A2" office:value-type="string">
            <text:p text:style-name="P13">-</text:p>
          </table:table-cell>
          <table:table-cell table:style-name="Table5.A2" office:value-type="string">
            <text:p text:style-name="P13">-</text:p>
          </table:table-cell>
          <table:table-cell table:style-name="Table5.A2" office:value-type="string">
            <text:p text:style-name="P13">-</text:p>
          </table:table-cell>
          <table:table-cell table:style-name="Table5.D2" office:value-type="string">
            <text:p text:style-name="P13">-</text:p>
          </table:table-cell>
        </table:table-row>
        <table:table-row>
          <table:table-cell table:style-name="Table5.A2" office:value-type="string">
            <text:p text:style-name="P16">1</text:p>
          </table:table-cell>
          <table:table-cell table:style-name="Table5.A2" office:value-type="string">
            <text:p text:style-name="P16">1</text:p>
          </table:table-cell>
          <table:table-cell table:style-name="Table5.A2" office:value-type="string">
            <text:p text:style-name="P16">0</text:p>
          </table:table-cell>
          <table:table-cell table:style-name="Table5.D2" office:value-type="string">
            <text:p text:style-name="P16">0</text:p>
          </table:table-cell>
        </table:table-row>
        <table:table-row>
          <table:table-cell table:style-name="Table5.A2" office:value-type="string">
            <text:p text:style-name="P16">0</text:p>
          </table:table-cell>
          <table:table-cell table:style-name="Table5.A2" office:value-type="string">
            <text:p text:style-name="P16">0</text:p>
          </table:table-cell>
          <table:table-cell table:style-name="Table5.A2" office:value-type="string">
            <text:p text:style-name="P16">0</text:p>
          </table:table-cell>
          <table:table-cell table:style-name="Table5.D2" office:value-type="string">
            <text:p text:style-name="P16">0</text:p>
          </table:table-cell>
        </table:table-row>
      </table:table>
      <text:p text:style-name="P3"/>
      <text:p text:style-name="P3"/>
      <text:p text:style-name="P6">K3:</text:p>
      <text:p text:style-name="P3"/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17"><draw:g text:anchor-type="paragraph" draw:z-index="12" draw:style-name="gr1"><draw:frame draw:name="Shape1" draw:style-name="gr2" draw:text-style-name="P18" svg:width="0.226in" svg:height="0.2433in" svg:x="-0.3102in" svg:y="0.1331in"><draw:text-box><text:p>Q3</text:p></draw:text-box></draw:frame><draw:frame draw:name="Shape1" draw:style-name="gr2" draw:text-style-name="P18" svg:width="0.226in" svg:height="0.2433in" svg:x="0.1764in" svg:y="-0.2717in"><draw:text-box><text:p>Q2</text:p></draw:text-box></draw:frame><draw:frame draw:name="Shape1" draw:style-name="gr2" draw:text-style-name="P18" svg:width="0.226in" svg:height="0.2433in" svg:x="1.1469in" svg:y="0.3831in"><draw:text-box><text:p>Q1</text:p></draw:text-box></draw:frame><draw:line draw:name="Shape2" draw:style-name="gr3" draw:text-style-name="P19" svg:x1="-0.0846in" svg:y1="-0.0524in" svg:x2="-0.0846in" svg:y2="0.4949in"><text:p/></draw:line><draw:line draw:name="Shape2" draw:style-name="gr3" draw:text-style-name="P19" svg:x1="0.2232in" svg:y1="1.0937in" svg:x2="0.7453in" svg:y2="1.0937in"><text:p/></draw:line><draw:line draw:name="Shape2" draw:style-name="gr3" draw:text-style-name="P19" svg:x1="-0.0193in" svg:y1="-0.0819in" svg:x2="0.5028in" svg:y2="-0.0819in"><text:p/></draw:line><draw:line draw:name="Shape2" draw:style-name="gr3" draw:text-style-name="P19" svg:x1="1.085in" svg:y1="0.2319in" svg:x2="1.085in" svg:y2="0.7791in"><text:p/></draw:line><draw:frame draw:name="Shape1" draw:style-name="gr2" draw:text-style-name="P18" svg:width="0.226in" svg:height="0.2433in" svg:x="0.4551in" svg:y="1.0937in"><draw:text-box><text:p>Z</text:p></draw:text-box></draw:frame></draw:g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3">-</text:p>
          </table:table-cell>
          <table:table-cell table:style-name="Table6.D1" office:value-type="string">
            <text:p text:style-name="P15">-</text:p>
          </table:table-cell>
        </table:table-row>
        <table:table-row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3">-</text:p>
          </table:table-cell>
          <table:table-cell table:style-name="Table6.D2" office:value-type="string">
            <text:p text:style-name="P13">-</text:p>
          </table:table-cell>
        </table:table-row>
        <table:table-row>
          <table:table-cell table:style-name="Table6.A2" office:value-type="string">
            <text:p text:style-name="P13">-</text:p>
          </table:table-cell>
          <table:table-cell table:style-name="Table6.A2" office:value-type="string">
            <text:p text:style-name="P13">-</text:p>
          </table:table-cell>
          <table:table-cell table:style-name="Table6.A2" office:value-type="string">
            <text:p text:style-name="P13">-</text:p>
          </table:table-cell>
          <table:table-cell table:style-name="Table6.D2" office:value-type="string">
            <text:p text:style-name="P13">-</text:p>
          </table:table-cell>
        </table:table-row>
        <table:table-row>
          <table:table-cell table:style-name="Table6.A2" office:value-type="string">
            <text:p text:style-name="P13">-</text:p>
          </table:table-cell>
          <table:table-cell table:style-name="Table6.A2" office:value-type="string">
            <text:p text:style-name="P13">-</text:p>
          </table:table-cell>
          <table:table-cell table:style-name="Table6.A2" office:value-type="string">
            <text:p text:style-name="P16">-</text:p>
          </table:table-cell>
          <table:table-cell table:style-name="Table6.D2" office:value-type="string">
            <text:p text:style-name="P16">-</text:p>
          </table:table-cell>
        </table:table-row>
      </table:table>
      <text:p text:style-name="P3"/>
      <text:p text:style-name="P3"/>
      <text:p text:style-name="P6">J2:</text:p>
      <text:p text:style-name="P3"/>
      <table:table table:name="Table7" table:style-name="Table7">
        <table:table-column table:style-name="Table7.A" table:number-columns-repeated="4"/>
        <table:table-row>
          <table:table-cell table:style-name="Table7.A1" office:value-type="string">
            <text:p text:style-name="P13"><draw:g text:anchor-type="paragraph" draw:z-index="13" draw:style-name="gr1"><draw:frame draw:name="Shape1" draw:style-name="gr2" draw:text-style-name="P18" svg:width="0.226in" svg:height="0.2433in" svg:x="-0.3102in" svg:y="0.1331in"><draw:text-box><text:p>Q3</text:p></draw:text-box></draw:frame><draw:frame draw:name="Shape1" draw:style-name="gr2" draw:text-style-name="P18" svg:width="0.226in" svg:height="0.2433in" svg:x="0.1764in" svg:y="-0.2717in"><draw:text-box><text:p>Q2</text:p></draw:text-box></draw:frame><draw:frame draw:name="Shape1" draw:style-name="gr2" draw:text-style-name="P18" svg:width="0.226in" svg:height="0.2433in" svg:x="1.1469in" svg:y="0.3831in"><draw:text-box><text:p>Q1</text:p></draw:text-box></draw:frame><draw:line draw:name="Shape2" draw:style-name="gr3" draw:text-style-name="P19" svg:x1="-0.0846in" svg:y1="-0.0524in" svg:x2="-0.0846in" svg:y2="0.4949in"><text:p/></draw:line><draw:line draw:name="Shape2" draw:style-name="gr3" draw:text-style-name="P19" svg:x1="0.2232in" svg:y1="1.0937in" svg:x2="0.7453in" svg:y2="1.0937in"><text:p/></draw:line><draw:line draw:name="Shape2" draw:style-name="gr3" draw:text-style-name="P19" svg:x1="-0.0193in" svg:y1="-0.0819in" svg:x2="0.5028in" svg:y2="-0.0819in"><text:p/></draw:line><draw:line draw:name="Shape2" draw:style-name="gr3" draw:text-style-name="P19" svg:x1="1.085in" svg:y1="0.2319in" svg:x2="1.085in" svg:y2="0.7791in"><text:p/></draw:line><draw:frame draw:name="Shape1" draw:style-name="gr2" draw:text-style-name="P18" svg:width="0.226in" svg:height="0.2433in" svg:x="0.4551in" svg:y="1.0937in"><draw:text-box><text:p>Z</text:p></draw:text-box></draw:frame></draw:g>-</text:p>
          </table:table-cell>
          <table:table-cell table:style-name="Table7.A1" office:value-type="string">
            <text:p text:style-name="P13">-</text:p>
          </table:table-cell>
          <table:table-cell table:style-name="Table7.A1" office:value-type="string">
            <text:p text:style-name="P13">-</text:p>
          </table:table-cell>
          <table:table-cell table:style-name="Table7.D1" office:value-type="string">
            <text:p text:style-name="P15">-</text:p>
          </table:table-cell>
        </table:table-row>
        <table:table-row>
          <table:table-cell table:style-name="Table7.A2" office:value-type="string">
            <text:p text:style-name="P13"><draw:custom-shape text:anchor-type="paragraph" draw:z-index="18" draw:name="Shape1" draw:style-name="gr6" draw:text-style-name="P20" svg:width="0.9949in" svg:height="0.4461in" svg:x="0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-</text:p>
          </table:table-cell>
          <table:table-cell table:style-name="Table7.A2" office:value-type="string">
            <text:p text:style-name="P17">-</text:p>
          </table:table-cell>
          <table:table-cell table:style-name="Table7.A2" office:value-type="string">
            <text:p text:style-name="P13">-</text:p>
          </table:table-cell>
          <table:table-cell table:style-name="Table7.D2" office:value-type="string">
            <text:p text:style-name="P13">-</text:p>
          </table:table-cell>
        </table:table-row>
        <table:table-row>
          <table:table-cell table:style-name="Table7.A2" office:value-type="string">
            <text:p text:style-name="P13">-</text:p>
          </table:table-cell>
          <table:table-cell table:style-name="Table7.A2" office:value-type="string">
            <text:p text:style-name="P13">-</text:p>
          </table:table-cell>
          <table:table-cell table:style-name="Table7.A2" office:value-type="string">
            <text:p text:style-name="P16">1</text:p>
          </table:table-cell>
          <table:table-cell table:style-name="Table7.D2" office:value-type="string">
            <text:p text:style-name="P16">1</text:p>
          </table:table-cell>
        </table:table-row>
        <table:table-row>
          <table:table-cell table:style-name="Table7.A2" office:value-type="string">
            <text:p text:style-name="P13">-</text:p>
          </table:table-cell>
          <table:table-cell table:style-name="Table7.A2" office:value-type="string">
            <text:p text:style-name="P13">-</text:p>
          </table:table-cell>
          <table:table-cell table:style-name="Table7.A2" office:value-type="string">
            <text:p text:style-name="P16">0</text:p>
          </table:table-cell>
          <table:table-cell table:style-name="Table7.D2" office:value-type="string">
            <text:p text:style-name="P16">0</text:p>
          </table:table-cell>
        </table:table-row>
      </table:table>
      <text:p text:style-name="P3"/>
      <text:p text:style-name="P9"><text:soft-page-break/><text:span text:style-name="T1">K2:</text:span></text:p>
      <text:p text:style-name="P3"/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P17"><draw:g text:anchor-type="paragraph" draw:z-index="14" draw:style-name="gr1"><draw:frame draw:name="Shape1" draw:style-name="gr2" draw:text-style-name="P18" svg:width="0.226in" svg:height="0.2433in" svg:x="-0.3102in" svg:y="0.1331in"><draw:text-box><text:p>Q3</text:p></draw:text-box></draw:frame><draw:frame draw:name="Shape1" draw:style-name="gr2" draw:text-style-name="P18" svg:width="0.226in" svg:height="0.2433in" svg:x="0.1764in" svg:y="-0.2717in"><draw:text-box><text:p>Q2</text:p></draw:text-box></draw:frame><draw:frame draw:name="Shape1" draw:style-name="gr2" draw:text-style-name="P18" svg:width="0.226in" svg:height="0.2433in" svg:x="1.1469in" svg:y="0.3831in"><draw:text-box><text:p>Q1</text:p></draw:text-box></draw:frame><draw:line draw:name="Shape2" draw:style-name="gr3" draw:text-style-name="P19" svg:x1="-0.0846in" svg:y1="-0.0524in" svg:x2="-0.0846in" svg:y2="0.4949in"><text:p/></draw:line><draw:line draw:name="Shape2" draw:style-name="gr3" draw:text-style-name="P19" svg:x1="0.2232in" svg:y1="1.0937in" svg:x2="0.7453in" svg:y2="1.0937in"><text:p/></draw:line><draw:line draw:name="Shape2" draw:style-name="gr3" draw:text-style-name="P19" svg:x1="-0.0193in" svg:y1="-0.0819in" svg:x2="0.5028in" svg:y2="-0.0819in"><text:p/></draw:line><draw:line draw:name="Shape2" draw:style-name="gr3" draw:text-style-name="P19" svg:x1="1.085in" svg:y1="0.2319in" svg:x2="1.085in" svg:y2="0.7791in"><text:p/></draw:line><draw:frame draw:name="Shape1" draw:style-name="gr2" draw:text-style-name="P18" svg:width="0.226in" svg:height="0.2433in" svg:x="0.4551in" svg:y="1.0937in"><draw:text-box><text:p>Z</text:p></draw:text-box></draw:frame></draw:g><draw:custom-shape text:anchor-type="paragraph" draw:z-index="19" draw:name="Shape1" draw:style-name="gr7" draw:text-style-name="P20" svg:width="0.4906in" svg:height="0.1862in" svg:x="0.2571in" svg:y="0.275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</text:p>
          </table:table-cell>
          <table:table-cell table:style-name="Table8.A1" office:value-type="string">
            <text:p text:style-name="P17">0</text:p>
          </table:table-cell>
          <table:table-cell table:style-name="Table8.A1" office:value-type="string">
            <text:p text:style-name="P13">-</text:p>
          </table:table-cell>
          <table:table-cell table:style-name="Table8.D1" office:value-type="string">
            <text:p text:style-name="P15">-</text:p>
          </table:table-cell>
        </table:table-row>
        <table:table-row>
          <table:table-cell table:style-name="Table8.A2" office:value-type="string">
            <text:p text:style-name="P17">0</text:p>
          </table:table-cell>
          <table:table-cell table:style-name="Table8.A2" office:value-type="string">
            <text:p text:style-name="P17">1</text:p>
          </table:table-cell>
          <table:table-cell table:style-name="Table8.A2" office:value-type="string">
            <text:p text:style-name="P13">-</text:p>
          </table:table-cell>
          <table:table-cell table:style-name="Table8.D2" office:value-type="string">
            <text:p text:style-name="P13">-</text:p>
          </table:table-cell>
        </table:table-row>
        <table:table-row>
          <table:table-cell table:style-name="Table8.A2" office:value-type="string">
            <text:p text:style-name="P17">0</text:p>
          </table:table-cell>
          <table:table-cell table:style-name="Table8.A2" office:value-type="string">
            <text:p text:style-name="P17">0</text:p>
          </table:table-cell>
          <table:table-cell table:style-name="Table8.A2" office:value-type="string">
            <text:p text:style-name="P13">-</text:p>
          </table:table-cell>
          <table:table-cell table:style-name="Table8.D2" office:value-type="string">
            <text:p text:style-name="P13">-</text:p>
          </table:table-cell>
        </table:table-row>
        <table:table-row>
          <table:table-cell table:style-name="Table8.A2" office:value-type="string">
            <text:p text:style-name="P16">0</text:p>
          </table:table-cell>
          <table:table-cell table:style-name="Table8.A2" office:value-type="string">
            <text:p text:style-name="P16">0</text:p>
          </table:table-cell>
          <table:table-cell table:style-name="Table8.A2" office:value-type="string">
            <text:p text:style-name="P16">-</text:p>
          </table:table-cell>
          <table:table-cell table:style-name="Table8.D2" office:value-type="string">
            <text:p text:style-name="P16">-</text:p>
          </table:table-cell>
        </table:table-row>
      </table:table>
      <text:p text:style-name="P3"/>
      <text:p text:style-name="P3"/>
      <text:p text:style-name="P6">J1:</text:p>
      <text:p text:style-name="P3"><draw:custom-shape text:anchor-type="paragraph" draw:z-index="20" draw:name="Shape1" draw:style-name="gr8" draw:text-style-name="P20" svg:width="1.0134in" svg:height="1.0114in" svg:x="0.0201in" svg:y="0.224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le9" table:style-name="Table9">
        <table:table-column table:style-name="Table9.A" table:number-columns-repeated="4"/>
        <table:table-row>
          <table:table-cell table:style-name="Table9.A1" office:value-type="string">
            <text:p text:style-name="P17"><draw:g text:anchor-type="paragraph" draw:z-index="15" draw:style-name="gr1"><draw:frame draw:name="Shape1" draw:style-name="gr2" draw:text-style-name="P18" svg:width="0.226in" svg:height="0.2433in" svg:x="-0.3102in" svg:y="0.1331in"><draw:text-box><text:p>Q3</text:p></draw:text-box></draw:frame><draw:frame draw:name="Shape1" draw:style-name="gr2" draw:text-style-name="P18" svg:width="0.226in" svg:height="0.2433in" svg:x="0.1764in" svg:y="-0.2717in"><draw:text-box><text:p>Q2</text:p></draw:text-box></draw:frame><draw:frame draw:name="Shape1" draw:style-name="gr2" draw:text-style-name="P18" svg:width="0.226in" svg:height="0.2433in" svg:x="1.1469in" svg:y="0.3831in"><draw:text-box><text:p>Q1</text:p></draw:text-box></draw:frame><draw:line draw:name="Shape2" draw:style-name="gr3" draw:text-style-name="P19" svg:x1="-0.0846in" svg:y1="-0.0524in" svg:x2="-0.0846in" svg:y2="0.4949in"><text:p/></draw:line><draw:line draw:name="Shape2" draw:style-name="gr3" draw:text-style-name="P19" svg:x1="0.2232in" svg:y1="1.0937in" svg:x2="0.7453in" svg:y2="1.0937in"><text:p/></draw:line><draw:line draw:name="Shape2" draw:style-name="gr3" draw:text-style-name="P19" svg:x1="-0.0193in" svg:y1="-0.0819in" svg:x2="0.5028in" svg:y2="-0.0819in"><text:p/></draw:line><draw:line draw:name="Shape2" draw:style-name="gr3" draw:text-style-name="P19" svg:x1="1.085in" svg:y1="0.2319in" svg:x2="1.085in" svg:y2="0.7791in"><text:p/></draw:line><draw:frame draw:name="Shape1" draw:style-name="gr2" draw:text-style-name="P18" svg:width="0.226in" svg:height="0.2433in" svg:x="0.4551in" svg:y="1.0937in"><draw:text-box><text:p>Z</text:p></draw:text-box></draw:frame></draw:g>1</text:p>
          </table:table-cell>
          <table:table-cell table:style-name="Table9.A1" office:value-type="string">
            <text:p text:style-name="P17">1</text:p>
          </table:table-cell>
          <table:table-cell table:style-name="Table9.A1" office:value-type="string">
            <text:p text:style-name="P13">-</text:p>
          </table:table-cell>
          <table:table-cell table:style-name="Table9.D1" office:value-type="string">
            <text:p text:style-name="P15">-</text:p>
          </table:table-cell>
        </table:table-row>
        <table:table-row>
          <table:table-cell table:style-name="Table9.A2" office:value-type="string">
            <text:p text:style-name="P13">-</text:p>
          </table:table-cell>
          <table:table-cell table:style-name="Table9.A2" office:value-type="string">
            <text:p text:style-name="P13">-</text:p>
          </table:table-cell>
          <table:table-cell table:style-name="Table9.A2" office:value-type="string">
            <text:p text:style-name="P13">-</text:p>
          </table:table-cell>
          <table:table-cell table:style-name="Table9.D2" office:value-type="string">
            <text:p text:style-name="P13">-</text:p>
          </table:table-cell>
        </table:table-row>
        <table:table-row>
          <table:table-cell table:style-name="Table9.A2" office:value-type="string">
            <text:p text:style-name="P13">-</text:p>
          </table:table-cell>
          <table:table-cell table:style-name="Table9.A2" office:value-type="string">
            <text:p text:style-name="P13">-</text:p>
          </table:table-cell>
          <table:table-cell table:style-name="Table9.A2" office:value-type="string">
            <text:p text:style-name="P13">-</text:p>
          </table:table-cell>
          <table:table-cell table:style-name="Table9.D2" office:value-type="string">
            <text:p text:style-name="P13">-</text:p>
          </table:table-cell>
        </table:table-row>
        <table:table-row>
          <table:table-cell table:style-name="Table9.A2" office:value-type="string">
            <text:p text:style-name="P16">1</text:p>
          </table:table-cell>
          <table:table-cell table:style-name="Table9.A2" office:value-type="string">
            <text:p text:style-name="P16">1</text:p>
          </table:table-cell>
          <table:table-cell table:style-name="Table9.A2" office:value-type="string">
            <text:p text:style-name="P16">1</text:p>
          </table:table-cell>
          <table:table-cell table:style-name="Table9.D2" office:value-type="string">
            <text:p text:style-name="P16">1</text:p>
          </table:table-cell>
        </table:table-row>
      </table:table>
      <text:p text:style-name="P3"/>
      <text:p text:style-name="P3"/>
      <text:p text:style-name="P6">K1:</text:p>
      <text:p text:style-name="P3"><draw:custom-shape text:anchor-type="paragraph" draw:z-index="23" draw:name="Shape1" draw:style-name="gr10" draw:text-style-name="P20" svg:width="0.4925in" svg:height="1.0224in" svg:x="0.5528in" svg:y="0.213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le10" table:style-name="Table10">
        <table:table-column table:style-name="Table10.A" table:number-columns-repeated="4"/>
        <table:table-row>
          <table:table-cell table:style-name="Table10.A1" office:value-type="string">
            <text:p text:style-name="P13"><draw:g text:anchor-type="paragraph" draw:z-index="16" draw:style-name="gr1"><draw:frame draw:name="Shape1" draw:style-name="gr2" draw:text-style-name="P18" svg:width="0.226in" svg:height="0.2433in" svg:x="-0.3102in" svg:y="0.1331in"><draw:text-box><text:p>Q3</text:p></draw:text-box></draw:frame><draw:frame draw:name="Shape1" draw:style-name="gr2" draw:text-style-name="P18" svg:width="0.226in" svg:height="0.2433in" svg:x="0.1764in" svg:y="-0.2717in"><draw:text-box><text:p>Q2</text:p></draw:text-box></draw:frame><draw:frame draw:name="Shape1" draw:style-name="gr2" draw:text-style-name="P18" svg:width="0.226in" svg:height="0.2433in" svg:x="1.1469in" svg:y="0.3831in"><draw:text-box><text:p>Q1</text:p></draw:text-box></draw:frame><draw:line draw:name="Shape2" draw:style-name="gr3" draw:text-style-name="P19" svg:x1="-0.0846in" svg:y1="-0.0524in" svg:x2="-0.0846in" svg:y2="0.4949in"><text:p/></draw:line><draw:line draw:name="Shape2" draw:style-name="gr3" draw:text-style-name="P19" svg:x1="0.2232in" svg:y1="1.0937in" svg:x2="0.7453in" svg:y2="1.0937in"><text:p/></draw:line><draw:line draw:name="Shape2" draw:style-name="gr3" draw:text-style-name="P19" svg:x1="-0.0193in" svg:y1="-0.0819in" svg:x2="0.5028in" svg:y2="-0.0819in"><text:p/></draw:line><draw:line draw:name="Shape2" draw:style-name="gr3" draw:text-style-name="P19" svg:x1="1.085in" svg:y1="0.2319in" svg:x2="1.085in" svg:y2="0.7791in"><text:p/></draw:line><draw:frame draw:name="Shape1" draw:style-name="gr2" draw:text-style-name="P18" svg:width="0.226in" svg:height="0.2433in" svg:x="0.4551in" svg:y="1.0937in"><draw:text-box><text:p>Z</text:p></draw:text-box></draw:frame></draw:g><draw:custom-shape text:anchor-type="paragraph" draw:z-index="21" draw:name="Shape1" draw:style-name="gr9" draw:text-style-name="P20" svg:width="0.2004in" svg:height="0.4461in" svg:x="-0.0091in" svg:y="0.03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-</text:p>
          </table:table-cell>
          <table:table-cell table:style-name="Table10.A1" office:value-type="string">
            <text:p text:style-name="P13">-</text:p>
          </table:table-cell>
          <table:table-cell table:style-name="Table10.A1" office:value-type="string">
            <text:p text:style-name="P13">-</text:p>
          </table:table-cell>
          <table:table-cell table:style-name="Table10.D1" office:value-type="string">
            <text:p text:style-name="P15"><draw:custom-shape text:anchor-type="paragraph" draw:z-index="22" draw:name="Shape1" draw:style-name="gr9" draw:text-style-name="P20" svg:width="0.2004in" svg:height="0.4461in" svg:x="0.0035in" svg:y="0.01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-</text:p>
          </table:table-cell>
        </table:table-row>
        <table:table-row>
          <table:table-cell table:style-name="Table10.A2" office:value-type="string">
            <text:p text:style-name="P17">1</text:p>
          </table:table-cell>
          <table:table-cell table:style-name="Table10.A2" office:value-type="string">
            <text:p text:style-name="P17">0</text:p>
          </table:table-cell>
          <table:table-cell table:style-name="Table10.A2" office:value-type="string">
            <text:p text:style-name="P13">-</text:p>
          </table:table-cell>
          <table:table-cell table:style-name="Table10.D2" office:value-type="string">
            <text:p text:style-name="P13">-</text:p>
          </table:table-cell>
        </table:table-row>
        <table:table-row>
          <table:table-cell table:style-name="Table10.A2" office:value-type="string">
            <text:p text:style-name="P17">0</text:p>
          </table:table-cell>
          <table:table-cell table:style-name="Table10.A2" office:value-type="string">
            <text:p text:style-name="P17">0</text:p>
          </table:table-cell>
          <table:table-cell table:style-name="Table10.A2" office:value-type="string">
            <text:p text:style-name="P16">1</text:p>
          </table:table-cell>
          <table:table-cell table:style-name="Table10.D2" office:value-type="string">
            <text:p text:style-name="P16">1</text:p>
          </table:table-cell>
        </table:table-row>
        <table:table-row>
          <table:table-cell table:style-name="Table10.A2" office:value-type="string">
            <text:p text:style-name="P13">-</text:p>
          </table:table-cell>
          <table:table-cell table:style-name="Table10.A2" office:value-type="string">
            <text:p text:style-name="P13">-</text:p>
          </table:table-cell>
          <table:table-cell table:style-name="Table10.A2" office:value-type="string">
            <text:p text:style-name="P16">-</text:p>
          </table:table-cell>
          <table:table-cell table:style-name="Table10.D2" office:value-type="string">
            <text:p text:style-name="P16">-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5:36:35.386724168</meta:creation-date>
    <dc:date>2019-02-23T16:14:33.349578360</dc:date>
    <meta:editing-duration>PT7M16S</meta:editing-duration>
    <meta:editing-cycles>1</meta:editing-cycles>
    <meta:document-statistic meta:table-count="10" meta:image-count="0" meta:object-count="0" meta:page-count="2" meta:paragraph-count="138" meta:word-count="138" meta:character-count="156" meta:non-whitespace-character-count="156"/>
    <meta:generator>LibreOffice/6.0.7.3$Linux_X86_64 LibreOffice_project/00m0$Build-3</meta:generator>
  </office:meta>
</office:document-meta>
</file>